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8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yni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Różnica</text:p>
          </table:table-cell>
          <table:table-cell/>
          <table:table-cell office:value-type="string" calcext:value-type="string">
            <text:p>Ilosc Real</text:p>
          </table:table-cell>
          <table:table-cell office:value-type="string" calcext:value-type="string">
            <text:p>Ilosc Fak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STOLET NA SPLONKĘ <text:s text:c="3"/>/CHT2927804/ <text:s text:c="13"/>081027</text:p>
          </table:table-cell>
          <table:table-cell table:formula="of:=[.F2]-[.E2]" office:value-type="float" office:value="-66" calcext:value-type="float">
            <text:p>-6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STOLET NA SPłONKę /CHT409C25 <text:s text:c="17"/>047375</text:p>
          </table:table-cell>
          <table:table-cell table:formula="of:=[.F3]-[.E3]" office:value-type="float" office:value="-6" calcext:value-type="float">
            <text:p>-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ACHLARZYK 21CM. <text:s/>X12 <text:s/>304251</text:p>
          </table:table-cell>
          <table:table-cell table:formula="of:=[.F4]-[.E4]" office:value-type="float" office:value="-45" calcext:value-type="float">
            <text:p>-4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EZPIECZNE NOŻYCZKI <text:s/>/PB1703/ <text:s text:c="19"/>08501</text:p>
          </table:table-cell>
          <table:table-cell table:formula="of:=[.F5]-[.E5]" office:value-type="float" office:value="-5" calcext:value-type="float">
            <text:p>-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KRZYDŁA ANIOŁA+RÓŻDŻKA,KORONA /ZR3374/ <text:s text:c="8"/>074738</text:p>
          </table:table-cell>
          <table:table-cell table:formula="of:=[.F6]-[.E6]" office:value-type="float" office:value="-15" calcext:value-type="float">
            <text:p>-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Lalka /994100/</text:p>
          </table:table-cell>
          <table:table-cell table:formula="of:=[.F7]-[.E7]" office:value-type="float" office:value="-1" calcext:value-type="float">
            <text:p>-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ŁYWACZEK RYBKA /TG190751/ <text:s text:c="2"/>BC <text:s text:c="16"/>872818</text:p>
          </table:table-cell>
          <table:table-cell table:formula="of:=[.F8]-[.E8]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ZWIERZĘTA DZIKIE 4SZT. /ZR666C-24/ <text:s/>WOREK /214125/305166/</text:p>
          </table:table-cell>
          <table:table-cell table:formula="of:=[.F9]-[.E9]" office:value-type="float" office:value="-2" calcext:value-type="float">
            <text:p>-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AMOLOT STYROPIANOWY W FOLII <text:s/>09553335 szt. w pudełku</text:p>
          </table:table-cell>
          <table:table-cell table:formula="of:=[.F10]-[.E10]" office:value-type="float" office:value="-25" calcext:value-type="float">
            <text:p>-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rt. rozrywkowy glut świnka 12 szt. disp. 983903</text:p>
          </table:table-cell>
          <table:table-cell table:formula="of:=[.F11]-[.E11]" office:value-type="float" office:value="-12" calcext:value-type="float">
            <text:p>-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Samolot 43cm .św/dźw. w worku <text:s/>/248171/ <text:s text:c="9"/>481718</text:p>
          </table:table-cell>
          <table:table-cell table:formula="of:=[.F12]-[.E12]" office:value-type="float" office:value="-10" calcext:value-type="float">
            <text:p>-1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INOZAUR NA BIEGUNACH (DZWIĘK) /Z0733/ <text:s text:c="9"/>929895</text:p>
          </table:table-cell>
          <table:table-cell table:formula="of:=[.F13]-[.E13]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WYRZUTNIA DYSK <text:s/>/B6684/ <text:s text:c="24"/>241264</text:p>
          </table:table-cell>
          <table:table-cell table:formula="of:=[.F14]-[.E14]" office:value-type="float" office:value="-19" calcext:value-type="float">
            <text:p>-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Osiołek Uszek - 25cm 2 kolory /047441/</text:p>
          </table:table-cell>
          <table:table-cell table:formula="of:=[.F15]-[.E15]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Art. rozrywkowy glut jajko 12 szt. display 983903</text:p>
          </table:table-cell>
          <table:table-cell table:formula="of:=[.F16]-[.E16]" office:value-type="float" office:value="-12" calcext:value-type="float">
            <text:p>-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Gra zręcznościowa krzesła 36 el. 997191</text:p>
          </table:table-cell>
          <table:table-cell table:formula="of:=[.F17]-[.E17]" office:value-type="float" office:value="-1" calcext:value-type="float">
            <text:p>-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Myszki nakręcane 12 szt. box 809800</text:p>
          </table:table-cell>
          <table:table-cell table:formula="of:=[.F18]-[.E18]" office:value-type="float" office:value="-0.333300000000008" calcext:value-type="float">
            <text:p>-0.333300000000008</text:p>
          </table:table-cell>
          <table:table-cell/>
          <table:table-cell office:value-type="string" calcext:value-type="string">
            <text:p>132.3333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CIĘŻARÓWKA CYSTERNA /93295/NC <text:s text:c="18"/>993295</text:p>
          </table:table-cell>
          <table:table-cell table:formula="of:=[.F19]-[.E19]" office:value-type="float" office:value="-8" calcext:value-type="float">
            <text:p>-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AUTKO JEEP NO.336 /988698/ <text:s/>WOREK <text:s text:c="14"/>886981</text:p>
          </table:table-cell>
          <table:table-cell table:formula="of:=[.F20]-[.E20]" office:value-type="float" office:value="-36" calcext:value-type="float">
            <text:p>-3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Art. rozrywkowy płyn galaktyczny <text:s/>X48 925934</text:p>
          </table:table-cell>
          <table:table-cell table:formula="of:=[.F21]-[.E21]" office:value-type="float" office:value="-10" calcext:value-type="float">
            <text:p>-1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TRĄBKA ROWEROWA (METALIZOWANA) /PG1605/ <text:s text:c="2"/>16131,871095</text:p>
          </table:table-cell>
          <table:table-cell table:formula="of:=[.F22]-[.E22]" office:value-type="float" office:value="-4" calcext:value-type="float">
            <text:p>-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MOTYLKI-MAGNESY <text:s/>/K8889/5 <text:s text:c="22"/>158880</text:p>
          </table:table-cell>
          <table:table-cell table:formula="of:=[.F23]-[.E23]"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PISTOLET NA SPŁONKĘ NA KARCIE /276833/ <text:s text:c="9"/>768338</text:p>
          </table:table-cell>
          <table:table-cell table:formula="of:=[.F24]-[.E24]" office:value-type="float" office:value="-17" calcext:value-type="float">
            <text:p>-1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DOMEK DLA LALEK 305700</text:p>
          </table:table-cell>
          <table:table-cell table:formula="of:=[.F25]-[.E25]" office:value-type="float" office:value="-2" calcext:value-type="float">
            <text:p>-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ROBOT "AMAZING" 37CM.W BOXIE /TA90921/ <text:s text:c="9"/>001031</text:p>
          </table:table-cell>
          <table:table-cell table:formula="of:=[.F26]-[.E26]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Samolot 959321</text:p>
          </table:table-cell>
          <table:table-cell table:formula="of:=[.F27]-[.E27]" office:value-type="float" office:value="-72" calcext:value-type="float">
            <text:p>-72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LALKA SZMACIANKA <text:s/>J.POLSKI <text:s/>/TG400737/810691/</text:p>
          </table:table-cell>
          <table:table-cell table:formula="of:=[.F28]-[.E28]" office:value-type="float" office:value="-31" calcext:value-type="float">
            <text:p>-3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JEEP PICK-UP DUŻY /340028/ <text:s text:c="2"/>KLOSZ <text:s text:c="13"/>400282</text:p>
          </table:table-cell>
          <table:table-cell table:formula="of:=[.F29]-[.E29]" office:value-type="float" office:value="-7" calcext:value-type="float">
            <text:p>-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Gitara /123919/</text:p>
          </table:table-cell>
          <table:table-cell table:formula="of:=[.F30]-[.E30]" office:value-type="float" office:value="-3" calcext:value-type="float">
            <text:p>-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AUTO LAWETA Z AUTAMI BUDOWLANYMI 4 WZ. 25 CM /994025/</text:p>
          </table:table-cell>
          <table:table-cell table:formula="of:=[.F31]-[.E31]" office:value-type="float" office:value="-1" calcext:value-type="float">
            <text:p>-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PŁYWACZKI REKIN <text:s/>/G057487,490/ <text:s text:c="13"/>956532,556</text:p>
          </table:table-cell>
          <table:table-cell table:formula="of:=[.F32]-[.E32]" office:value-type="float" office:value="-55" calcext:value-type="float">
            <text:p>-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Gra piłka nożna /125821/</text:p>
          </table:table-cell>
          <table:table-cell table:formula="of:=[.F33]-[.E33]" office:value-type="float" office:value="-2" calcext:value-type="float">
            <text:p>-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Zestaw policja /431471/</text:p>
          </table:table-cell>
          <table:table-cell table:formula="of:=[.F34]-[.E34]" office:value-type="float" office:value="-18" calcext:value-type="float">
            <text:p>-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PISTOLET NA WODę 28CM /2299 <text:s text:c="20"/>822992</text:p>
          </table:table-cell>
          <table:table-cell table:formula="of:=[.F35]-[.E35]"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ROBOT KUCHENNY NA BATERIE</text:p>
          </table:table-cell>
          <table:table-cell table:formula="of:=[.F36]-[.E36]" office:value-type="float" office:value="-6" calcext:value-type="float">
            <text:p>-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LALKA 969260</text:p>
          </table:table-cell>
          <table:table-cell table:formula="of:=[.F37]-[.E37]" office:value-type="float" office:value="-3" calcext:value-type="float">
            <text:p>-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ZESTAW POLICYJNY <text:s text:c="31"/>122509</text:p>
          </table:table-cell>
          <table:table-cell table:formula="of:=[.F38]-[.E38]" office:value-type="float" office:value="-1" calcext:value-type="float">
            <text:p>-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NACZYNIA W SIATCE <text:s text:c="30"/>123582</text:p>
          </table:table-cell>
          <table:table-cell table:formula="of:=[.F39]-[.E39]" office:value-type="float" office:value="-7" calcext:value-type="float">
            <text:p>-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KONIK NA BLISTRZE <text:s text:c="30"/>106554</text:p>
          </table:table-cell>
          <table:table-cell table:formula="of:=[.F40]-[.E40]" office:value-type="float" office:value="-2" calcext:value-type="float">
            <text:p>-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RÓŻDŻKA 124527</text:p>
          </table:table-cell>
          <table:table-cell table:formula="of:=[.F41]-[.E41]" office:value-type="float" office:value="-26" calcext:value-type="float">
            <text:p>-2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PIESEK NA BATERIE 978275</text:p>
          </table:table-cell>
          <table:table-cell table:formula="of:=[.F42]-[.E42]" office:value-type="float" office:value="-5" calcext:value-type="float">
            <text:p>-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ZESTAW WOJSKOWY <text:s text:c="33"/>63091</text:p>
          </table:table-cell>
          <table:table-cell table:formula="of:=[.F43]-[.E43]" office:value-type="float" office:value="-10" calcext:value-type="float">
            <text:p>-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FIGURKA ROBOT <text:s text:c="34"/>212671</text:p>
          </table:table-cell>
          <table:table-cell table:formula="of:=[.F44]-[.E44]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KARABIN HUKOWY <text:s text:c="33"/>806144</text:p>
          </table:table-cell>
          <table:table-cell table:formula="of:=[.F45]-[.E45]" office:value-type="float" office:value="-1" calcext:value-type="float">
            <text:p>-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BATERIA PANASONIC R03/TRAY (10sztuk)</text:p>
          </table:table-cell>
          <table:table-cell table:formula="of:=[.F46]-[.E46]" office:value-type="float" office:value="-112" calcext:value-type="float">
            <text:p>-11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Auto pogotowie z napędem /015935/</text:p>
          </table:table-cell>
          <table:table-cell table:formula="of:=[.F47]-[.E47]" office:value-type="float" office:value="-6" calcext:value-type="float">
            <text:p>-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Auto laweta</text:p>
          </table:table-cell>
          <table:table-cell table:formula="of:=[.F48]-[.E48]" office:value-type="float" office:value="-1" calcext:value-type="float">
            <text:p>-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uto straz na baterie/TG206911/873525/</text:p>
          </table:table-cell>
          <table:table-cell table:formula="of:=[.F49]-[.E49]" office:value-type="float" office:value="-1" calcext:value-type="float">
            <text:p>-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Traktor 098596</text:p>
          </table:table-cell>
          <table:table-cell table:formula="of:=[.F50]-[.E50]" office:value-type="float" office:value="-4" calcext:value-type="float">
            <text:p>-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Nakrecanki-hipopotam <text:s text:c="2"/>220065</text:p>
          </table:table-cell>
          <table:table-cell table:formula="of:=[.F51]-[.E51]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Gra wodna kierownica 301502</text:p>
          </table:table-cell>
          <table:table-cell table:formula="of:=[.F52]-[.E52]" office:value-type="float" office:value="-10" calcext:value-type="float">
            <text:p>-10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Nakręcanki 303575</text:p>
          </table:table-cell>
          <table:table-cell table:formula="of:=[.F53]-[.E53]" office:value-type="float" office:value="-31" calcext:value-type="float">
            <text:p>-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Koparka na kołach 992939,94049</text:p>
          </table:table-cell>
          <table:table-cell table:formula="of:=[.F54]-[.E54]" office:value-type="float" office:value="-8" calcext:value-type="float">
            <text:p>-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Czołg z napędem 981121</text:p>
          </table:table-cell>
          <table:table-cell table:formula="of:=[.F55]-[.E55]" office:value-type="float" office:value="-47" calcext:value-type="float">
            <text:p>-4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Ubranko dla lalek <text:s/>/126873/</text:p>
          </table:table-cell>
          <table:table-cell table:formula="of:=[.F56]-[.E56]" office:value-type="float" office:value="-2" calcext:value-type="float">
            <text:p>-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Zestaw samochodów z matą /MPH16568X/816568/</text:p>
          </table:table-cell>
          <table:table-cell table:formula="of:=[.F57]-[.E57]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Lalka /zielona/ <text:s/>bobas j.polski /TG00014/877257/</text:p>
          </table:table-cell>
          <table:table-cell table:formula="of:=[.F58]-[.E58]" office:value-type="float" office:value="-3" calcext:value-type="float">
            <text:p>-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Lalka szmacianka j.polski /TG400738/810684/</text:p>
          </table:table-cell>
          <table:table-cell table:formula="of:=[.F59]-[.E59]" office:value-type="float" office:value="-14" calcext:value-type="float">
            <text:p>-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Auto <text:s/>/391090/</text:p>
          </table:table-cell>
          <table:table-cell table:formula="of:=[.F60]-[.E60]" office:value-type="float" office:value="-14" calcext:value-type="float">
            <text:p>-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Auto <text:s/>/262715/</text:p>
          </table:table-cell>
          <table:table-cell table:formula="of:=[.F61]-[.E61]" office:value-type="float" office:value="-6" calcext:value-type="float">
            <text:p>-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Auto laweta policja + helikopter + 2 figurki <text:s/>/313233/</text:p>
          </table:table-cell>
          <table:table-cell table:formula="of:=[.F62]-[.E62]" office:value-type="float" office:value="-6" calcext:value-type="float">
            <text:p>-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Buda 210673</text:p>
          </table:table-cell>
          <table:table-cell table:formula="of:=[.F63]-[.E63]" office:value-type="float" office:value="-12" calcext:value-type="float">
            <text:p>-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Pompon 400039</text:p>
          </table:table-cell>
          <table:table-cell table:formula="of:=[.F64]-[.E64]" office:value-type="float" office:value="-23" calcext:value-type="float">
            <text:p>-2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Torebka Cekin Mała /12 opakowanie/</text:p>
          </table:table-cell>
          <table:table-cell table:formula="of:=[.F65]-[.E65]" office:value-type="float" office:value="-41" calcext:value-type="float">
            <text:p>-4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91" calcext:value-type="float">
            <text:p>14291</text:p>
          </table:table-cell>
          <table:table-cell office:value-type="string" calcext:value-type="string">
            <text:p>PCHANKA KOGUT</text:p>
          </table:table-cell>
          <table:table-cell table:formula="of:=[.F66]-[.E66]" office:value-type="float" office:value="-6" calcext:value-type="float">
            <text:p>-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BAńKI STRAż + POLICJA</text:p>
          </table:table-cell>
          <table:table-cell table:formula="of:=[.F67]-[.E67]" office:value-type="float" office:value="-21" calcext:value-type="float">
            <text:p>-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60" calcext:value-type="float">
            <text:p>14460</text:p>
          </table:table-cell>
          <table:table-cell office:value-type="string" calcext:value-type="string">
            <text:p>KULKI 6 MM 1000 SZT</text:p>
          </table:table-cell>
          <table:table-cell table:formula="of:=[.F68]-[.E68]" office:value-type="float" office:value="-3" calcext:value-type="float">
            <text:p>-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string" calcext:value-type="string">
            <text:p>PISTOLET SPRężYNOWY 200102</text:p>
          </table:table-cell>
          <table:table-cell table:formula="of:=[.F69]-[.E69]" office:value-type="float" office:value="-139" calcext:value-type="float">
            <text:p>-13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084" calcext:value-type="float">
            <text:p>15084</text:p>
          </table:table-cell>
          <table:table-cell office:value-type="string" calcext:value-type="string">
            <text:p>Kaczor kłapiący MAX</text:p>
          </table:table-cell>
          <table:table-cell table:formula="of:=[.F70]-[.E70]"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string" calcext:value-type="string">
            <text:p>W-14 Piramidka</text:p>
          </table:table-cell>
          <table:table-cell table:formula="of:=[.F71]-[.E71]" office:value-type="float" office:value="-54" calcext:value-type="float">
            <text:p>-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94" calcext:value-type="float">
            <text:p>15094</text:p>
          </table:table-cell>
          <table:table-cell office:value-type="string" calcext:value-type="string">
            <text:p>W-22 Super gra</text:p>
          </table:table-cell>
          <table:table-cell table:formula="of:=[.F72]-[.E72]" office:value-type="float" office:value="-9" calcext:value-type="float">
            <text:p>-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Winchester</text:p>
          </table:table-cell>
          <table:table-cell table:formula="of:=[.F73]-[.E73]" office:value-type="float" office:value="-57" calcext:value-type="float">
            <text:p>-5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Straż pożarna 300064</text:p>
          </table:table-cell>
          <table:table-cell table:formula="of:=[.F74]-[.E74]" office:value-type="float" office:value="-6" calcext:value-type="float">
            <text:p>-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160" calcext:value-type="float">
            <text:p>70160</text:p>
          </table:table-cell>
          <table:table-cell office:value-type="string" calcext:value-type="string">
            <text:p>Komplet karbowany 163001</text:p>
          </table:table-cell>
          <table:table-cell table:formula="of:=[.F75]-[.E75]" office:value-type="float" office:value="-11" calcext:value-type="float">
            <text:p>-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0161" calcext:value-type="float">
            <text:p>70161</text:p>
          </table:table-cell>
          <table:table-cell office:value-type="string" calcext:value-type="string">
            <text:p>Komplet karbowany z konewką 163018</text:p>
          </table:table-cell>
          <table:table-cell table:formula="of:=[.F76]-[.E76]" office:value-type="float" office:value="-19" calcext:value-type="float">
            <text:p>-1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0216" calcext:value-type="float">
            <text:p>70216</text:p>
          </table:table-cell>
          <table:table-cell office:value-type="string" calcext:value-type="string">
            <text:p>Trąbka duża /10szt paczka/</text:p>
          </table:table-cell>
          <table:table-cell table:formula="of:=[.F77]-[.E77]" office:value-type="float" office:value="-16" calcext:value-type="float">
            <text:p>-1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72541" calcext:value-type="float">
            <text:p>72541</text:p>
          </table:table-cell>
          <table:table-cell office:value-type="string" calcext:value-type="string">
            <text:p>Sygnałowy pistolet LX3688</text:p>
          </table:table-cell>
          <table:table-cell table:formula="of:=[.F78]-[.E78]" office:value-type="float" office:value="-11" calcext:value-type="float">
            <text:p>-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2580" calcext:value-type="float">
            <text:p>72580</text:p>
          </table:table-cell>
          <table:table-cell office:value-type="string" calcext:value-type="string">
            <text:p>Hula Hop 60 050032</text:p>
          </table:table-cell>
          <table:table-cell table:formula="of:=[.F79]-[.E79]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2581" calcext:value-type="float">
            <text:p>72581</text:p>
          </table:table-cell>
          <table:table-cell office:value-type="string" calcext:value-type="string">
            <text:p>Hula Hop 80 050230</text:p>
          </table:table-cell>
          <table:table-cell table:formula="of:=[.F80]-[.E80]"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31" calcext:value-type="float">
            <text:p>72731</text:p>
          </table:table-cell>
          <table:table-cell office:value-type="string" calcext:value-type="string">
            <text:p>Hula Hop 70 050049</text:p>
          </table:table-cell>
          <table:table-cell table:formula="of:=[.F81]-[.E81]" office:value-type="float" office:value="-2" calcext:value-type="float">
            <text:p>-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2806" calcext:value-type="float">
            <text:p>72806</text:p>
          </table:table-cell>
          <table:table-cell office:value-type="string" calcext:value-type="string">
            <text:p>Piesek chodzący 17-1 Puchate</text:p>
          </table:table-cell>
          <table:table-cell table:formula="of:=[.F82]-[.E82]" office:value-type="float" office:value="-63" calcext:value-type="float">
            <text:p>-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3731" calcext:value-type="float">
            <text:p>73731</text:p>
          </table:table-cell>
          <table:table-cell office:value-type="string" calcext:value-type="string">
            <text:p>Pies chodzący na bat york 3111 100654</text:p>
          </table:table-cell>
          <table:table-cell table:formula="of:=[.F83]-[.E83]" office:value-type="float" office:value="-13" calcext:value-type="float">
            <text:p>-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4245" calcext:value-type="float">
            <text:p>74245</text:p>
          </table:table-cell>
          <table:table-cell office:value-type="string" calcext:value-type="string">
            <text:p>Żelowy Pistolet M02 Blister</text:p>
          </table:table-cell>
          <table:table-cell table:formula="of:=[.F84]-[.E84]" office:value-type="float" office:value="-7" calcext:value-type="float">
            <text:p>-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4448" calcext:value-type="float">
            <text:p>74448</text:p>
          </table:table-cell>
          <table:table-cell office:value-type="string" calcext:value-type="string">
            <text:p>Bańki MY193Y-2 Koń Mały</text:p>
          </table:table-cell>
          <table:table-cell table:formula="of:=[.F85]-[.E85]" office:value-type="float" office:value="-26" calcext:value-type="float">
            <text:p>-2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4453" calcext:value-type="float">
            <text:p>74453</text:p>
          </table:table-cell>
          <table:table-cell office:value-type="string" calcext:value-type="string">
            <text:p>Bańki MY10080-2 Rozkładane</text:p>
          </table:table-cell>
          <table:table-cell table:formula="of:=[.F86]-[.E86]" office:value-type="float" office:value="-32" calcext:value-type="float">
            <text:p>-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4466" calcext:value-type="float">
            <text:p>74466</text:p>
          </table:table-cell>
          <table:table-cell office:value-type="string" calcext:value-type="string">
            <text:p>PISTOLET SPRężYNOWY 200706</text:p>
          </table:table-cell>
          <table:table-cell table:formula="of:=[.F87]-[.E87]" office:value-type="float" office:value="-28" calcext:value-type="float">
            <text:p>-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67" calcext:value-type="float">
            <text:p>74467</text:p>
          </table:table-cell>
          <table:table-cell office:value-type="string" calcext:value-type="string">
            <text:p>PISTOLET SPRężYNOWY 200942</text:p>
          </table:table-cell>
          <table:table-cell table:formula="of:=[.F88]-[.E88]" office:value-type="float" office:value="-38" calcext:value-type="float">
            <text:p>-3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4468" calcext:value-type="float">
            <text:p>74468</text:p>
          </table:table-cell>
          <table:table-cell office:value-type="string" calcext:value-type="string">
            <text:p>Pistolet na kulki 508-1 201024</text:p>
          </table:table-cell>
          <table:table-cell table:formula="of:=[.F89]-[.E89]" office:value-type="float" office:value="-29" calcext:value-type="float">
            <text:p>-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76" calcext:value-type="float">
            <text:p>74476</text:p>
          </table:table-cell>
          <table:table-cell office:value-type="string" calcext:value-type="string">
            <text:p>PTAK NA BATERIE 712887</text:p>
          </table:table-cell>
          <table:table-cell table:formula="of:=[.F90]-[.E90]" office:value-type="float" office:value="-51" calcext:value-type="float">
            <text:p>-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83" calcext:value-type="float">
            <text:p>74483</text:p>
          </table:table-cell>
          <table:table-cell office:value-type="string" calcext:value-type="string">
            <text:p>Bańki MY10086Y-2 Muzyka</text:p>
          </table:table-cell>
          <table:table-cell table:formula="of:=[.F91]-[.E91]" office:value-type="float" office:value="-36" calcext:value-type="float">
            <text:p>-3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74544" calcext:value-type="float">
            <text:p>74544</text:p>
          </table:table-cell>
          <table:table-cell office:value-type="string" calcext:value-type="string">
            <text:p>gniotek siatka szt. /12 paczka/</text:p>
          </table:table-cell>
          <table:table-cell table:formula="of:=[.F92]-[.E92]" office:value-type="float" office:value="-12" calcext:value-type="float">
            <text:p>-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406" calcext:value-type="float">
            <text:p>75406</text:p>
          </table:table-cell>
          <table:table-cell office:value-type="string" calcext:value-type="string">
            <text:p>Pistolet na kulki 507-1 200973</text:p>
          </table:table-cell>
          <table:table-cell table:formula="of:=[.F93]-[.E93]" office:value-type="float" office:value="-73" calcext:value-type="float">
            <text:p>-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408" calcext:value-type="float">
            <text:p>75408</text:p>
          </table:table-cell>
          <table:table-cell office:value-type="string" calcext:value-type="string">
            <text:p>Pistolet na kulki żelowie, plastikowe H12-2 372899</text:p>
          </table:table-cell>
          <table:table-cell table:formula="of:=[.F94]-[.E94]" office:value-type="float" office:value="-96" calcext:value-type="float">
            <text:p>-96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5410" calcext:value-type="float">
            <text:p>75410</text:p>
          </table:table-cell>
          <table:table-cell office:value-type="string" calcext:value-type="string">
            <text:p>Pistolet na kulki 999-1 201079</text:p>
          </table:table-cell>
          <table:table-cell table:formula="of:=[.F95]-[.E95]" office:value-type="float" office:value="-22" calcext:value-type="float">
            <text:p>-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75415" calcext:value-type="float">
            <text:p>75415</text:p>
          </table:table-cell>
          <table:table-cell office:value-type="string" calcext:value-type="string">
            <text:p>Ptak na baterie HL513AB 206621</text:p>
          </table:table-cell>
          <table:table-cell table:formula="of:=[.F96]-[.E96]"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59" calcext:value-type="float">
            <text:p>75459</text:p>
          </table:table-cell>
          <table:table-cell office:value-type="string" calcext:value-type="string">
            <text:p>Żelowy Pistolet XH085</text:p>
          </table:table-cell>
          <table:table-cell table:formula="of:=[.F97]-[.E97]" office:value-type="float" office:value="-15" calcext:value-type="float">
            <text:p>-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75460" calcext:value-type="float">
            <text:p>75460</text:p>
          </table:table-cell>
          <table:table-cell office:value-type="string" calcext:value-type="string">
            <text:p>Żelowo Uzupełnienie Butelka M1 </text:p>
          </table:table-cell>
          <table:table-cell table:formula="of:=[.F98]-[.E98]" office:value-type="float" office:value="-39" calcext:value-type="float">
            <text:p>-39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17" calcext:value-type="float">
            <text:p>417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wynik.C1:wynik.C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4T19:54:52.183176394</dc:date>
    <meta:editing-duration>PT3M55S</meta:editing-duration>
    <meta:editing-cycles>4</meta:editing-cycles>
    <meta:generator>LibreOffice/6.0.3.2$Linux_X86_64 LibreOffice_project/00m0$Build-2</meta:generator>
    <meta:document-statistic meta:table-count="2" meta:cell-count="490" meta:object-count="0"/>
  </office:meta>
</office:document-meta>
</file>